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1.27cm" svg:y="0.763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<text:span text:style-name="T2">先週やった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mul</text:span><text:span text:style-name="T3">を修正中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今週やる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引き続き</text:span><text:span text:style-name="T4">fmul</text:span><text:span text:style-name="T4">を修正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cm" svg:height="0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15">1/15/13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cm" svg:height="0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simulator</dc:title>
    <meta:initial-creator>yukisoma</meta:initial-creator>
    <dc:creator>chro96 </dc:creator>
    <meta:creation-date>2013-01-14T13:37:08Z</meta:creation-date>
    <dc:date>2013-01-15T12:10:43</dc:date>
    <meta:editing-cycles>1</meta:editing-cycles>
    <meta:editing-duration>PT0S</meta:editing-duration>
    <meta:document-statistic meta:object-count="150"/>
  </office:meta>
</office:document-meta>
</file>